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ingTemplate.convertSendAndReceive( D destination , Object request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sendAndReceive(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convertSendAndReceive( D destination , Object request , Class &lt; T &gt; targetClass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convertSendAndReceive( Object request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convertSendAndReceive( D destination , Object request , @ Nullable Map &lt; String , Object &gt; headers ,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sendAndReceive( D destination , Message &lt; ? &gt; reque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convertSendAndReceive( Object request , Class &lt; T &gt; targetClass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ingTemplate.convertSendAndReceive( D destination , Object request , @ Nullable Map &lt; String , Object &gt; headers , Class &lt; T &gt; targetClass , @ Nullable MessagePostProcessor postProces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